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A0000014D7C691773D35F02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a98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64 – PAGAMENTO PICKING</text:span></text:p>
      <text:p text:style-name="P1"><draw:frame draw:style-name="fr1" draw:name="Figura1" text:anchor-type="paragraph" svg:width="17cm" svg:height="5.082cm" draw:z-index="0"><draw:image xlink:href="Pictures/100000000000045A0000014D7C691773D35F023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8:48:34.781000000</dc:date>
    <meta:editing-duration>PT8H30M53S</meta:editing-duration>
    <meta:editing-cycles>11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35" meta:non-whitespace-character-count="29"/>
  </office:meta>
</office:document-meta>
</file>